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T18" style:parent-style-name="Standardnípísmoodstavce" style:family="text">
      <style:text-properties fo:font-weight="bold" style:font-weight-asian="bold"/>
    </style:style>
    <style:style style:name="T19" style:parent-style-name="Standardnípísmoodstavce" style:family="text">
      <style:text-properties fo:font-weight="bold" style:font-weight-asian="bold"/>
    </style:style>
    <style:style style:name="T20" style:parent-style-name="Standardnípísmoodstavce" style:family="text">
      <style:text-properties fo:font-weight="bold" style:font-weight-asian="bold"/>
    </style:style>
    <style:style style:name="P21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1/2019<text:bookmark-end text:name="Text14"/></text:p>
            <text:p text:style-name="Normální">KVOP-27637/2019<text:bookmark-end text:name="Text2"/></text:p>
            <text:p text:style-name="Normální"><text:bookmark-start text:name="Text6"/>14. 06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R. K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K.,<text:s/></text:p>
      <text:p text:style-name="Základnítext">dne 11. 6. 2019 byla do Kanceláře veřejného ochránce práv doručena Vaše žádost podle zákona č. 106/1999 Sb., o svobodném přístupu k informacím, ve znění pozdějších předpisů,<text:s/>kterou žádáte o informaci:</text:p>
      <text:p text:style-name="Základnítext">„kolikrát úřad veřejného ochránce práv navštívil Věznici Valdice v termínu od 1.<text:s/>1.<text:s/>2017 do 30.<text:s/>5.<text:s/>2019 a za jakým účelem.“</text:p>
      <text:p text:style-name="Základnítext">Ve smyslu zákona o svobodném přístupu k informacím,<text:s/><text:span text:style-name="T17">se poskytují níže uvedené</text:span><text:s/><text:span text:style-name="T18">informace:</text:span></text:p>
      <text:p text:style-name="Základnítext"><text:span text:style-name="T19">Systematická návštěva</text:span><text:s/>Věznice Valdice se zaměřením na kategorii věznice s ostrahou a se zvýšenou ostrahou proběhla v roce 2006. Následná návštěva v roce 2007. Jinými slovy, ve Vámi vymezeném období v daném zařízení systematická návštěva neproběhla.<text:s/>Pro doplnění dodávám, že systematické návštěvy mají preventivní charakter a jsou zaměřeny na prevenci špatného zacházení.</text:p>
      <text:p text:style-name="Základnítext">Mimo systematické návštěvy provádí zaměstnanci Kanceláře veřejného ochránce práv ve věznicích také<text:s/><text:span text:style-name="T20">místní šetření</text:span><text:s/>zaměřené na posouzení konkrétního případu (podnětu). Ve Vámi vymezeném období bylo místní šetření ve Věznici Valdice provedeno dne 20. 9. 2017.</text:p>
      <text:p text:style-name="P21"/>
      <text:p text:style-name="podpis">Mgr. Petra Zdražilová</text:p>
      <text:p text:style-name="podpis">ředitelka právní sekce</text:p>
      <text:p text:style-name="podpis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KHDU*</text:span>*KVOPX009KHDU*</text:p>
        <text:p text:style-name="P12"><text:span text:style-name="T13">KVOPX009KHDU</text:span>KVOPX009KHDU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6-19T11:08:00Z</meta:creation-date>
    <dc:date>2019-06-19T11:08:00Z</dc:date>
    <meta:print-date>2019-06-14T09:16:00Z</meta:print-date>
    <meta:template xlink:href="KVOP_dopis%20vedoucího" xlink:type="simple"/>
    <meta:editing-cycles>2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92" meta:character-count="1328" meta:row-count="9" meta:non-whitespace-character-count="1138"/>
  </office:meta>
</office:document-meta>
</file>